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7604" officeooo:paragraph-rsid="001f7604"/>
    </style:style>
    <style:style style:name="P2" style:family="paragraph" style:parent-style-name="Standard">
      <style:text-properties fo:color="#000000" style:font-name="Liberation Serif" fo:font-size="12pt" officeooo:paragraph-rsid="002129d2" style:font-size-asian="12pt" style:font-size-complex="12pt"/>
    </style:style>
    <style:style style:name="P3" style:family="paragraph" style:parent-style-name="Standard">
      <style:text-properties fo:color="#000000" style:text-outline="false" style:font-name="Liberation Serif" fo:font-size="12pt" fo:letter-spacing="normal" officeooo:rsid="002129d2" officeooo:paragraph-rsid="002129d2" style:letter-kerning="false" style:font-size-asian="12pt" style:font-size-complex="12pt"/>
    </style:style>
    <style:style style:name="P4" style:family="paragraph" style:parent-style-name="Standard">
      <style:text-properties fo:color="#000000" style:text-outline="false" style:font-name="Liberation Serif" fo:font-size="12pt" fo:letter-spacing="normal" officeooo:rsid="0022828c" officeooo:paragraph-rsid="0022828c" style:letter-kerning="false" style:font-size-asian="12pt" style:font-size-complex="12pt"/>
    </style:style>
    <style:style style:name="P5" style:family="paragraph" style:parent-style-name="Standard">
      <style:text-properties fo:color="#000000" style:text-outline="false" style:font-name="Liberation Serif" fo:font-size="12pt" fo:letter-spacing="normal" officeooo:rsid="001f7604" officeooo:paragraph-rsid="001f7604" style:letter-kerning="false" style:font-size-asian="12pt" style:font-size-complex="12pt"/>
    </style:style>
    <style:style style:name="P6" style:family="paragraph" style:parent-style-name="Standard">
      <style:text-properties fo:color="#000000" style:text-outline="false" style:font-name="Liberation Serif" fo:font-size="12pt" fo:letter-spacing="normal" officeooo:rsid="00263e62" officeooo:paragraph-rsid="00263e62" style:letter-kerning="false" style:font-size-asian="12pt" style:font-size-complex="12pt"/>
    </style:style>
    <style:style style:name="P7" style:family="paragraph" style:parent-style-name="Standard">
      <style:text-properties fo:color="#000000" style:text-outline="false" style:font-name="Liberation Serif" fo:font-size="12pt" fo:letter-spacing="normal" officeooo:rsid="002a1570" officeooo:paragraph-rsid="002a1570" style:letter-kerning="false" style:font-size-asian="12pt" style:font-size-complex="12pt"/>
    </style:style>
    <style:style style:name="P8" style:family="paragraph" style:parent-style-name="Standard">
      <style:text-properties fo:color="#000000" style:text-outline="false" style:font-name="Liberation Serif" fo:font-size="12pt" fo:letter-spacing="normal" officeooo:rsid="002b5b84" officeooo:paragraph-rsid="002b5b84" style:letter-kerning="false" style:font-size-asian="12pt" style:font-size-complex="12pt"/>
    </style:style>
    <style:style style:name="P9" style:family="paragraph" style:parent-style-name="Standard">
      <style:text-properties fo:color="#000000" style:text-outline="false" style:font-name="Liberation Serif" fo:font-size="12pt" fo:letter-spacing="normal" officeooo:rsid="002d3aba" officeooo:paragraph-rsid="002d3aba" style:letter-kerning="false" style:font-size-asian="12pt" style:font-size-complex="12pt"/>
    </style:style>
    <style:style style:name="P10" style:family="paragraph" style:parent-style-name="Standard">
      <style:text-properties fo:color="#000000" style:text-outline="false" style:font-name="Liberation Serif" fo:font-size="12pt" fo:letter-spacing="normal" officeooo:rsid="002d4083" officeooo:paragraph-rsid="002d4083" style:letter-kerning="false" style:font-size-asian="12pt" style:font-size-complex="12pt"/>
    </style:style>
    <style:style style:name="P11" style:family="paragraph" style:parent-style-name="Standard">
      <style:text-properties fo:color="#000000" style:text-outline="false" style:font-name="Liberation Serif" fo:font-size="12pt" fo:letter-spacing="normal" officeooo:rsid="002ea1e6" officeooo:paragraph-rsid="002ea1e6" style:letter-kerning="false" style:font-size-asian="12pt" style:font-size-complex="12pt"/>
    </style:style>
    <style:style style:name="P12" style:family="paragraph" style:parent-style-name="Standard">
      <style:text-properties fo:color="#000000" style:text-outline="false" style:font-name="Liberation Serif" fo:font-size="12pt" fo:letter-spacing="normal" officeooo:rsid="0030170a" officeooo:paragraph-rsid="0030170a" style:letter-kerning="false" style:font-size-asian="12pt" style:font-size-complex="12pt"/>
    </style:style>
    <style:style style:name="P13" style:family="paragraph" style:parent-style-name="Standard">
      <style:text-properties fo:color="#000000" style:text-outline="false" style:font-name="Liberation Serif" fo:font-size="12pt" fo:letter-spacing="normal" officeooo:rsid="0031ecb2" officeooo:paragraph-rsid="0031ecb2" style:letter-kerning="false" style:font-size-asian="12pt" style:font-size-complex="12pt"/>
    </style:style>
    <style:style style:name="P14" style:family="paragraph" style:parent-style-name="Standard">
      <style:text-properties fo:color="#000000" style:text-outline="false" style:font-name="Liberation Serif" fo:font-size="12pt" fo:letter-spacing="normal" officeooo:rsid="00327d79" officeooo:paragraph-rsid="00327d79" style:letter-kerning="false" style:font-size-asian="12pt" style:font-size-complex="12pt"/>
    </style:style>
    <style:style style:name="P15" style:family="paragraph" style:parent-style-name="Standard">
      <style:text-properties fo:color="#000000" style:text-outline="false" style:font-name="Liberation Serif" fo:font-size="12pt" fo:letter-spacing="normal" officeooo:rsid="00327d79" officeooo:paragraph-rsid="00367fff" style:letter-kerning="false" style:font-size-asian="12pt" style:font-size-complex="12pt"/>
    </style:style>
    <style:style style:name="P16" style:family="paragraph" style:parent-style-name="Standard">
      <style:text-properties fo:color="#000000" style:text-outline="false" style:font-name="Liberation Serif" fo:font-size="12pt" fo:letter-spacing="normal" officeooo:rsid="0032f660" officeooo:paragraph-rsid="0032f660" style:letter-kerning="false" style:font-size-asian="12pt" style:font-size-complex="12pt"/>
    </style:style>
    <style:style style:name="P17" style:family="paragraph" style:parent-style-name="Standard">
      <style:text-properties fo:color="#000000" style:text-outline="false" style:font-name="Liberation Serif" fo:font-size="12pt" fo:letter-spacing="normal" officeooo:rsid="0032f660" officeooo:paragraph-rsid="003493cf" style:letter-kerning="false" style:font-size-asian="12pt" style:font-size-complex="12pt"/>
    </style:style>
    <style:style style:name="P18" style:family="paragraph" style:parent-style-name="Standard">
      <style:text-properties fo:color="#000000" style:text-outline="false" style:font-name="Liberation Serif" fo:font-size="12pt" fo:letter-spacing="normal" officeooo:rsid="003493cf" officeooo:paragraph-rsid="003493cf" style:letter-kerning="false" style:font-size-asian="12pt" style:font-size-complex="12pt"/>
    </style:style>
    <style:style style:name="P19" style:family="paragraph" style:parent-style-name="Standard">
      <style:text-properties fo:color="#000000" style:text-outline="false" style:font-name="Liberation Serif" fo:font-size="12pt" fo:letter-spacing="normal" officeooo:rsid="003591f3" officeooo:paragraph-rsid="003591f3" style:letter-kerning="false" style:font-size-asian="12pt" style:font-size-complex="12pt"/>
    </style:style>
    <style:style style:name="P20" style:family="paragraph" style:parent-style-name="Standard">
      <style:text-properties fo:color="#000000" style:text-outline="false" style:font-name="Liberation Serif" fo:font-size="12pt" fo:letter-spacing="normal" officeooo:rsid="00367fff" officeooo:paragraph-rsid="00367fff" style:letter-kerning="false" style:font-size-asian="12pt" style:font-size-complex="12pt"/>
    </style:style>
    <style:style style:name="P21" style:family="paragraph" style:parent-style-name="Standard">
      <style:text-properties fo:color="#000000" style:text-outline="false" style:font-name="Liberation Serif" fo:font-size="12pt" fo:letter-spacing="normal" officeooo:rsid="00382929" officeooo:paragraph-rsid="00382929" style:letter-kerning="false" style:font-size-asian="12pt" style:font-size-complex="12pt"/>
    </style:style>
    <style:style style:name="P22" style:family="paragraph" style:parent-style-name="Standard">
      <style:text-properties fo:color="#000000" style:text-outline="false" style:font-name="Liberation Serif" fo:font-size="12pt" fo:letter-spacing="normal" officeooo:rsid="0038af1d" officeooo:paragraph-rsid="0038af1d" style:letter-kerning="false" style:font-size-asian="12pt" style:font-size-complex="12pt"/>
    </style:style>
    <style:style style:name="P23" style:family="paragraph" style:parent-style-name="Standard">
      <style:text-properties fo:color="#000000" style:text-outline="false" style:font-name="Liberation Serif" fo:font-size="12pt" fo:letter-spacing="normal" officeooo:rsid="0039f773" officeooo:paragraph-rsid="0039f773" style:letter-kerning="false" style:font-size-asian="12pt" style:font-size-complex="12pt"/>
    </style:style>
    <style:style style:name="P24" style:family="paragraph" style:parent-style-name="Standard">
      <style:text-properties fo:color="#000000" style:text-outline="false" style:font-name="Liberation Serif" fo:font-size="12pt" fo:letter-spacing="normal" officeooo:rsid="0039f773" officeooo:paragraph-rsid="003ed03e" style:letter-kerning="false" style:font-size-asian="12pt" style:font-size-complex="12pt"/>
    </style:style>
    <style:style style:name="P25" style:family="paragraph" style:parent-style-name="Standard">
      <style:paragraph-properties fo:text-align="start" style:justify-single-word="false">
        <style:tab-stops>
          <style:tab-stop style:position="0.388cm"/>
          <style:tab-stop style:position="1.27cm"/>
        </style:tab-stops>
      </style:paragraph-properties>
      <style:text-properties fo:color="#000000" style:text-outline="false" style:font-name="Liberation Serif" fo:font-size="12pt" fo:letter-spacing="normal" style:letter-kerning="false" style:font-size-asian="12pt" style:font-size-complex="12pt"/>
    </style:style>
    <style:style style:name="P26" style:family="paragraph" style:parent-style-name="Standard">
      <style:text-properties fo:color="#000000" style:text-outline="false" style:font-name="Liberation Serif" fo:font-size="12pt" fo:letter-spacing="normal" officeooo:rsid="003d1464" officeooo:paragraph-rsid="003d1464" style:letter-kerning="false" style:font-size-asian="12pt" style:font-size-complex="12pt"/>
    </style:style>
    <style:style style:name="P27" style:family="paragraph" style:parent-style-name="Standard">
      <style:text-properties fo:color="#000000" style:text-outline="false" style:font-name="Liberation Serif" fo:font-size="12pt" fo:letter-spacing="normal" officeooo:rsid="003ed03e" officeooo:paragraph-rsid="003ed03e" style:letter-kerning="false" style:font-size-asian="12pt" style:font-size-complex="12pt"/>
    </style:style>
    <style:style style:name="P28" style:family="paragraph" style:parent-style-name="Standard">
      <style:text-properties fo:color="#000000" style:text-outline="false" style:font-name="Liberation Serif" fo:font-size="12pt" fo:letter-spacing="normal" officeooo:rsid="003ed03e" officeooo:paragraph-rsid="004075d2" style:letter-kerning="false" style:font-size-asian="12pt" style:font-size-complex="12pt"/>
    </style:style>
    <style:style style:name="P29" style:family="paragraph" style:parent-style-name="Standard">
      <style:text-properties fo:color="#000000" style:text-outline="false" style:font-name="Liberation Serif" fo:font-size="12pt" fo:letter-spacing="normal" officeooo:rsid="004075d2" officeooo:paragraph-rsid="004075d2" style:letter-kerning="false" style:font-size-asian="12pt" style:font-size-complex="12pt"/>
    </style:style>
    <style:style style:name="P30" style:family="paragraph" style:parent-style-name="Standard">
      <style:text-properties fo:color="#000000" style:text-outline="false" style:font-name="Liberation Serif" fo:font-size="12pt" fo:letter-spacing="normal" officeooo:rsid="004123ea" officeooo:paragraph-rsid="004123ea" style:letter-kerning="false" style:font-size-asian="12pt" style:font-size-complex="12pt"/>
    </style:style>
    <style:style style:name="P31" style:family="paragraph" style:parent-style-name="Standard">
      <style:text-properties fo:color="#000000" style:text-outline="false" style:font-name="Liberation Serif" fo:font-size="12pt" fo:letter-spacing="normal" officeooo:rsid="00418b53" officeooo:paragraph-rsid="00418b53" style:letter-kerning="false" style:font-size-asian="12pt" style:font-size-complex="12pt"/>
    </style:style>
    <style:style style:name="P32" style:family="paragraph" style:parent-style-name="Standard">
      <style:text-properties fo:color="#000000" style:text-outline="false" style:font-name="Liberation Serif" fo:font-size="12pt" fo:letter-spacing="normal" officeooo:rsid="00424664" officeooo:paragraph-rsid="00424664" style:letter-kerning="false" style:font-size-asian="12pt" style:font-size-complex="12pt"/>
    </style:style>
    <style:style style:name="P33" style:family="paragraph" style:parent-style-name="Standard">
      <style:text-properties fo:color="#000000" style:text-outline="false" style:font-name="Liberation Serif" fo:font-size="12pt" fo:letter-spacing="normal" officeooo:rsid="00424664" officeooo:paragraph-rsid="0043ca52" style:letter-kerning="false" style:font-size-asian="12pt" style:font-size-complex="12pt"/>
    </style:style>
    <style:style style:name="P34" style:family="paragraph" style:parent-style-name="Standard">
      <style:text-properties fo:color="#000000" style:text-outline="false" style:font-name="Liberation Serif" fo:font-size="12pt" fo:letter-spacing="normal" fo:font-style="italic" officeooo:rsid="00263e62" officeooo:paragraph-rsid="00263e62" style:letter-kerning="false" style:font-size-asian="12pt" style:font-style-asian="italic" style:font-size-complex="12pt" style:font-style-complex="italic"/>
    </style:style>
    <style:style style:name="P35" style:family="paragraph" style:parent-style-name="Standard">
      <style:text-properties fo:color="#000000" style:text-outline="false" style:font-name="Liberation Serif" fo:font-size="12pt" fo:letter-spacing="normal" fo:font-style="italic" officeooo:rsid="0030170a" officeooo:paragraph-rsid="0030170a" style:letter-kerning="false" style:font-size-asian="12pt" style:font-style-asian="italic" style:font-size-complex="12pt" style:font-style-complex="italic"/>
    </style:style>
    <style:style style:name="P36" style:family="paragraph" style:parent-style-name="Standard">
      <style:text-properties fo:color="#000000" style:text-outline="false" style:font-name="Liberation Serif" fo:font-size="12pt" fo:letter-spacing="normal" fo:font-style="italic" officeooo:rsid="0039f773" officeooo:paragraph-rsid="0039f773" style:letter-kerning="false" style:font-size-asian="12pt" style:font-style-asian="italic" style:font-size-complex="12pt" style:font-style-complex="italic"/>
    </style:style>
    <style:style style:name="P37" style:family="paragraph" style:parent-style-name="Standard">
      <style:text-properties fo:color="#000000" style:text-outline="false" style:font-name="Liberation Serif" fo:font-size="12pt" fo:letter-spacing="normal" fo:font-style="italic" officeooo:rsid="004123ea" officeooo:paragraph-rsid="004123ea" style:letter-kerning="false" style:font-size-asian="12pt" style:font-style-asian="italic" style:font-size-complex="12pt" style:font-style-complex="italic"/>
    </style:style>
    <style:style style:name="P38" style:family="paragraph" style:parent-style-name="Standard">
      <style:text-properties fo:color="#262626" style:text-outline="false" style:font-name="Liberation Serif" fo:font-size="12pt" fo:letter-spacing="normal" officeooo:rsid="0022828c" officeooo:paragraph-rsid="0022828c" style:letter-kerning="false" style:font-size-asian="10.5pt" style:font-size-complex="12pt"/>
    </style:style>
    <style:style style:name="P39" style:family="paragraph" style:parent-style-name="Standard">
      <style:text-properties fo:color="#262626" style:text-outline="false" style:font-name="Liberation Serif" fo:font-size="12pt" fo:letter-spacing="normal" officeooo:rsid="002129d2" officeooo:paragraph-rsid="002129d2" style:letter-kerning="false" style:font-size-asian="10.5pt" style:font-size-complex="12pt"/>
    </style:style>
    <style:style style:name="P40" style:family="paragraph" style:parent-style-name="Standard">
      <style:text-properties fo:font-style="italic" officeooo:rsid="00254db9" officeooo:paragraph-rsid="00254db9" style:font-style-asian="italic" style:font-style-complex="italic"/>
    </style:style>
    <style:style style:name="P41" style:family="paragraph" style:parent-style-name="Standard">
      <style:paragraph-properties fo:text-align="center" style:justify-single-word="false"/>
      <style:text-properties fo:color="#ff3333" fo:font-size="16pt" officeooo:rsid="001f7604" officeooo:paragraph-rsid="001f7604" style:font-size-asian="16pt" style:font-size-complex="16pt"/>
    </style:style>
    <style:style style:name="P42" style:family="paragraph" style:parent-style-name="Standard">
      <style:text-properties fo:color="#000000" style:text-outline="false" style:font-name="Liberation Serif" fo:font-size="12pt" fo:letter-spacing="normal" officeooo:rsid="0043ca52" officeooo:paragraph-rsid="0043ca52" style:letter-kerning="false" style:font-size-asian="12pt" style:font-size-complex="12pt"/>
    </style:style>
    <style:style style:name="P43" style:family="paragraph" style:parent-style-name="Standard">
      <style:text-properties fo:color="#000000" style:text-outline="false" style:font-name="Liberation Serif" fo:font-size="12pt" fo:letter-spacing="normal" officeooo:rsid="0043ca52" officeooo:paragraph-rsid="00465555" style:letter-kerning="false" style:font-size-asian="12pt" style:font-size-complex="12pt"/>
    </style:style>
    <style:style style:name="P44" style:family="paragraph" style:parent-style-name="Standard">
      <style:text-properties fo:color="#000000" style:text-outline="false" style:font-name="Liberation Serif" fo:font-size="12pt" fo:letter-spacing="normal" officeooo:rsid="00424664" officeooo:paragraph-rsid="00424664" style:letter-kerning="false" style:font-size-asian="12pt" style:font-size-complex="12pt"/>
    </style:style>
    <style:style style:name="P45" style:family="paragraph" style:parent-style-name="Standard">
      <style:text-properties fo:color="#000000" style:text-outline="false" style:font-name="Liberation Serif" fo:font-size="12pt" fo:letter-spacing="normal" officeooo:rsid="00424664" officeooo:paragraph-rsid="00465555" style:letter-kerning="false" style:font-size-asian="12pt" style:font-size-complex="12pt"/>
    </style:style>
    <style:style style:name="P46" style:family="paragraph" style:parent-style-name="Standard">
      <style:text-properties fo:color="#000000" style:text-outline="false" style:font-name="Liberation Serif" fo:font-size="12pt" fo:letter-spacing="normal" fo:font-style="italic" officeooo:rsid="00424664" officeooo:paragraph-rsid="00424664" style:letter-kerning="false" style:font-size-asian="12pt" style:font-style-asian="italic" style:font-size-complex="12pt" style:font-style-complex="italic"/>
    </style:style>
    <style:style style:name="T1" style:family="text">
      <style:text-properties officeooo:rsid="001f7604"/>
    </style:style>
    <style:style style:name="T2" style:family="text">
      <style:text-properties style:font-name="Liberation Serif" fo:font-size="12pt" style:font-size-asian="12pt" style:font-size-complex="12pt"/>
    </style:style>
    <style:style style:name="T3" style:family="text">
      <style:text-properties fo:color="#000000" style:font-name="Liberation Serif" fo:font-size="12pt" style:font-size-asian="12pt" style:font-size-complex="12pt"/>
    </style:style>
    <style:style style:name="T4" style:family="text">
      <style:text-properties style:text-outline="false" fo:letter-spacing="normal" officeooo:rsid="001f7604" style:letter-kerning="false"/>
    </style:style>
    <style:style style:name="T5" style:family="text">
      <style:text-properties style:text-outline="false" fo:letter-spacing="normal" officeooo:rsid="002129d2" style:letter-kerning="false"/>
    </style:style>
    <style:style style:name="T6" style:family="text">
      <style:text-properties officeooo:rsid="00254db9"/>
    </style:style>
    <style:style style:name="T7" style:family="text">
      <style:text-properties officeooo:rsid="002839d9"/>
    </style:style>
    <style:style style:name="T8" style:family="text">
      <style:text-properties officeooo:rsid="002d3aba"/>
    </style:style>
    <style:style style:name="T9" style:family="text">
      <style:text-properties officeooo:rsid="002d4083"/>
    </style:style>
    <style:style style:name="T10" style:family="text">
      <style:text-properties officeooo:rsid="0031ecb2"/>
    </style:style>
    <style:style style:name="T11" style:family="text">
      <style:text-properties officeooo:rsid="00367fff"/>
    </style:style>
    <style:style style:name="T12" style:family="text">
      <style:text-properties officeooo:rsid="0038af1d"/>
    </style:style>
    <style:style style:name="T13" style:family="text">
      <style:text-properties officeooo:rsid="003d1464"/>
    </style:style>
    <style:style style:name="T14" style:family="text">
      <style:text-properties officeooo:rsid="004075d2"/>
    </style:style>
    <style:style style:name="T15" style:family="text">
      <style:text-properties officeooo:rsid="004123ea"/>
    </style:style>
    <style:style style:name="T16" style:family="text">
      <style:text-properties officeooo:rsid="00418b53"/>
    </style:style>
    <style:style style:name="T17" style:family="text">
      <style:text-properties officeooo:rsid="00424664"/>
    </style:style>
    <style:style style:name="T18" style:family="text">
      <style:text-properties officeooo:rsid="0043ca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Anthropologie <text:span text:style-name="T6">CM ENT</text:span></text:p>
      <text:p text:style-name="P1"/>
      <text:p text:style-name="P40">Séquence 1</text:p>
      <text:p text:style-name="P1"/>
      <text:p text:style-name="P1">début du cinema → enregistrement d’autre cultures ancienne et maintenant disparu, disparition a cause du contact avec l’occident</text:p>
      <text:p text:style-name="P1">autre rapport au monde, imaginaire foisonnant</text:p>
      <text:p text:style-name="P1">image du sauvage, rites et coutumes = folklore</text:p>
      <text:p text:style-name="P1">fétich<text:span text:style-name="T2">e , tote</text:span><text:span text:style-name="T3">m et masque de cérémonie</text:span></text:p>
      <text:p text:style-name="P2"><text:span text:style-name="T1">païens</text:span><text:span text:style-name="T4"> sans culture, histoire ni écriture </text:span></text:p>
      <text:p text:style-name="P2"><text:span text:style-name="T5">l’autre est nié, pillé, converti</text:span><text:span text:style-name="T4"> </text:span></text:p>
      <text:p text:style-name="P3">mise en scène du mystère du vivant, magie</text:p>
      <text:p text:style-name="P4">affirmation de l’appartenance, des traditions, caractère sacré de la vie </text:p>
      <text:p text:style-name="P4">peuple premier</text:p>
      <text:p text:style-name="P4">artiste = dépositaire d’une histoire millénaire, ex : art aborigène</text:p>
      <text:p text:style-name="P38">pensée animiste </text:p>
      <text:p text:style-name="P39"/>
      <text:p text:style-name="P1"><text:span text:style-name="T6">1- </text:span>identifiez le sujet du doc, l’évolution des préoccupations de l’anthropologie et du regard porté sur l’autre</text:p>
      <text:p text:style-name="P1"/>
      <text:p text:style-name="P5">Ce document traite de l'évolution du regard des occidentaux sur les peuples premiers</text:p>
      <text:p text:style-name="P25"/>
      <text:p text:style-name="P25">A l'époque de leurs découvertes par les européens ces populations étaient considérées comme inférieurs; leurs rites et coutumes à des folklores. On les traitent alors de sauvages,  de païens sans culture, histoire ni écriture. Si les fétiches, totems et masque de cérémonie fascinent, ils effraient également les Occidentaux. Ces cultures vont donc progressivement disparaitre à cause du pillage et des conversions forcées dont ils furent victimes.</text:p>
      <text:p text:style-name="P5">Mais cette conception à changer on le voit actuellement par un travail de sauvegarde de ce qu'il reste de ces traditions et par la valorisation de ces différents rapports aux monde. Ainsi on étudie cet imaginaire foisonnant, mise en scène magique de la part de mystère présente dans la nature.</text:p>
      <text:p text:style-name="P5"/>
      <text:p text:style-name="P34">Séquence 2</text:p>
      <text:p text:style-name="P6"/>
      <text:p text:style-name="P6">15 ème = conquête de nouveaux continents</text:p>
      <text:p text:style-name="P6">découverte de l'Amérique → arrivé des conquistadors</text:p>
      <text:p text:style-name="P6">→ civilisations tainos, maya et aztèques combattu a cause de la quête d’or et évangéliser de force, interrogation sur leurs <text:span text:style-name="T7">degrés</text:span> d’humanité</text:p>
      <text:p text:style-name="P6"><text:span text:style-name="T7">s’opposant au dominicain Lascasas dans une controverse le </text:span>théologien <text:span text:style-name="T7">Juan Luis de Cepulveda : <text:s/>indien = inférieur à la nature humaine donc esclave naît , légitime de leurs faire la guerre a cause des sacrifices humain, ont ils une âme ? </text:span></text:p>
      <text:p text:style-name="P7">18 ème = exploration de l’océanie</text:p>
      <text:p text:style-name="P7">statues île de pâques, tatouages maoris</text:p>
      <text:p text:style-name="P7">société savantes</text:p>
      <text:p text:style-name="P7">dessinateurs naturalistes</text:p>
      <text:p text:style-name="P7">philosophe des lumières voient la démonstrations de leurs idées de tolérances et de respect mutuel, et des libertés individuels dans ces civilisations </text:p>
      <text:p text:style-name="P7">Rousseau « des hommes chez qui la nature trouve toute sa perfection »</text:p>
      <text:p text:style-name="P7">mort de <text:span text:style-name="T8">J</text:span>ames <text:span text:style-name="T8">C</text:span>ook massacré par des guerriers hawaïens en 1719 → fin du mythe de bon sauvage, paradis devient enfer</text:p>
      <text:p text:style-name="P7"><text:span text:style-name="T8">Malaisie</text:span> = <text:span text:style-name="T8">effroi</text:span> pour les européens « habité par des noirs fort laids marqué par les traits de la peur et de l’hypocrisie de la plus grande férocité et de l’anthropophagie</text:p>
      <text:p text:style-name="P7">l’origine des espèces, Darwin → primitif, animalité, arriéré, chainon manquant</text:p>
      <text:p text:style-name="P7"><text:soft-page-break/>exhibition de la venus → appétit sexuel dévorant des africaines</text:p>
      <text:p text:style-name="P7">l’aborigène d'Australie manque les organes cérébraux pour etre civilisé</text:p>
      <text:p text:style-name="P7">les canak de nouvelle Calédonie et ses armes préhistorique</text:p>
      <text:p text:style-name="P7">expo universel de 1889, exposition coloniales et universel, 1900 50 millions de visiteurs,</text:p>
      <text:p text:style-name="P8">autre = phénomène de foire</text:p>
      <text:p text:style-name="P9">1901 esquimaux dans iceberg en carton</text:p>
      <text:p text:style-name="P9">Geronimo dédicace des portraits</text:p>
      <text:p text:style-name="P9">Sitting bull = cirque</text:p>
      <text:p text:style-name="P9">Sioux, apache et Cheyenne posent pour des cartes aux légendes réductrice → réserves</text:p>
      <text:p text:style-name="P9">volonté de fixer la mémoire et d’établir une meilleure connaissance</text:p>
      <text:p text:style-name="P6"/>
      <text:p text:style-name="P6">2- Qui s’intéresse aux autres hommes et pour quels raisons ? </text:p>
      <text:p text:style-name="P6">Comment l’autre est il perçu, étudié, caractérisé ? </text:p>
      <text:p text:style-name="P6">Quel est la théorie la plus utilisé pour comprendre : « qu’est ce qu’être humain » ? </text:p>
      <text:p text:style-name="P6"/>
      <text:p text:style-name="P9">Les européens en explorant de nouveaux continents découvrent de nouveaux peuples. Poussé par des intérêts financiers ils les asservissent. Puis par curiosité des sociétés de savants et des dessinateurs naturalistes partent en expéditions les étudier ; enfin devant la disparitions de ces cultures <text:span text:style-name="T9">apparaît la</text:span> volonté d’en fixer la mémoire et d’en établir <text:span text:style-name="T9">de </text:span>meilleure<text:span text:style-name="T9">s</text:span> connaissance<text:span text:style-name="T9">s</text:span>.</text:p>
      <text:p text:style-name="P10"/>
      <text:p text:style-name="P10">L’autre est perçu comme un sauvage dont l’on doute du degrés d’humanité. Il est étudié par des savants qui observe ses habitudes de vie en les fixant sur pellicule ou dans des carnets. Puis ils emmène des tribus entières en Europe afin de les installer dans des expos coloniales. Une fois là ces autres servent d’attractions et sont disséqué une fois mort pour de soi disant comprendre leurs comportements.</text:p>
      <text:p text:style-name="P10"/>
      <text:p text:style-name="P11">La théorie de l’évolution de Darwin paru dans « l’origine des espèces » est reprise et appliqué à ces hommes que l’on juge primitif. Ils sont alors considéré comme arriéré, ayantt une forte animalité et présentant un chaînon manquant dans l’évolution. Des débats célèbre comme la controverse de Valladolid visent à juger si ceux ci possèdent une âme. </text:p>
      <text:p text:style-name="P11"/>
      <text:p text:style-name="P35">Séquence 3</text:p>
      <text:p text:style-name="P12"/>
      <text:p text:style-name="P12">développement des sociétés d’ethnologie = ethnologues, aventuriers, cinéastes </text:p>
      <text:p text:style-name="P12">saisir la réalité dans son cadre de vie</text:p>
      <text:p text:style-name="P13">volonté de fixer des aspects des pratiques et des modes de l’activité humaine</text:p>
      <text:p text:style-name="P13">quête d’image inédite</text:p>
      <text:p text:style-name="P13">récit de tribus perdus et rites cannibales</text:p>
      <text:p text:style-name="P13">monde révélé, musée vivant</text:p>
      <text:p text:style-name="P13">tournée par des aventuriers et non des scientifiques → pensée coloniales</text:p>
      <text:p text:style-name="P13">recherche pittoresque exotique notion de surprendre et non comprendre</text:p>
      <text:p text:style-name="P14">aventurier = héros de son propre film</text:p>
      <text:p text:style-name="P14">découverte du monde moderne pour indigène = choc</text:p>
      <text:p text:style-name="P14">interrogations devant un avion, appareil descendu du ciel, rencontre du 3ème types, réactions de l’autre souffrant de fausses interprétations, plongée dans l’inconnu</text:p>
      <text:p text:style-name="P14">ombre des européens documente l’événement de la rencontre et les limites du regards marqués par les craintes et les préjugés</text:p>
      <text:p text:style-name="P14">apprentissage de nouvelles grammaire linguistique spirituel et social</text:p>
      <text:p text:style-name="P14">puzzle d’une humanité élargi</text:p>
      <text:p text:style-name="P14">rencontre violente de Cook avec les <text:s/>maoris : être sanguinaire et cruel</text:p>
      <text:p text:style-name="P14">complexité d’une société guerrière éblouissant et intimidant</text:p>
      <text:p text:style-name="P14">statuts = rappels des actions passées</text:p>
      <text:p text:style-name="P14"><text:soft-page-break/>effroi devant le Hakka </text:p>
      <text:p text:style-name="P16">peuples de l'arctique = survie </text:p>
      <text:p text:style-name="P16">espace entre la terre de dieux et l’espace interstellaire</text:p>
      <text:p text:style-name="P18">fume, Minik enfant déraciné, orphelin à l'âge de 8ans, squelette de son père, impossible réadaptation </text:p>
      <text:p text:style-name="P18">Nanouk l’esquimau, filmer tel qu’ils se voient eux même = premier film ethnographique, accueil triomphale</text:p>
      <text:p text:style-name="P17"/>
      <text:p text:style-name="P12"/>
      <text:p text:style-name="P12">3- Relevez : - les principales préoccupations anthropologiques de cette époque</text:p>
      <text:p text:style-name="P12">- ce qui caractérise les rencontres entre des populations occidentales et exotiques</text:p>
      <text:p text:style-name="P12">- les conséquences de ces rencontres</text:p>
      <text:p text:style-name="P12">- les intérêts et les limites des documents produits</text:p>
      <text:p text:style-name="P12"/>
      <text:p text:style-name="P19">Les principales préoccupations anthropologiques de l’époques sont alors de saisir la réalité de la vie de ces peuples dans leurs environnements. Les sociétés d’ethnologie désirent fixer <text:span text:style-name="T10">des aspects, des pratiques et des modes de l’activité humaine </text:span>primitive avant qu’elle ne disparaissent inéluctablement. Les ethnologues mettent en scène un musée vivant et révèlent un autre monde.</text:p>
      <text:p text:style-name="P19"/>
      <text:p text:style-name="P15"><text:span text:style-name="T11">La </text:span>découverte du monde moderne pour <text:span text:style-name="T11">les </text:span>indigène<text:span text:style-name="T11">s est un véritable</text:span> choc. <text:span text:style-name="T11">Par exemple d</text:span>evant un avion, appareil descendu du ciel, <text:span text:style-name="T11">il ont l’impression d’assister à une </text:span>rencontre du 3ème type. <text:span text:style-name="T11">Mais ces </text:span><text:s/>réactions de l’autre souffr<text:span text:style-name="T11">e</text:span>nt de fausses interprétations <text:span text:style-name="T11">des occidentaux</text:span>, <text:span text:style-name="T11">qui ne comprennent pas la </text:span>plongée dans l’inconnu <text:span text:style-name="T11">que cela représente pour ces peuples. </text:span></text:p>
      <text:p text:style-name="P15"/>
      <text:p text:style-name="P15"><text:span text:style-name="T11">Survient alors l’</text:span> apprentissage de nouvelles grammaire linguistique, spirituel <text:span text:style-name="T11">et</text:span> social <text:span text:style-name="T11">ce qui forme le </text:span>puzzle d’une humanité élargi. </text:p>
      <text:p text:style-name="P15"><text:span text:style-name="T11">Certaines </text:span>rencontre<text:span text:style-name="T11">s choque les européens, ce qui fausse leurs représentations</text:span> <text:span text:style-name="T11">comme la rencontre violente de </text:span>Cook avec les <text:s/>maoris. <text:span text:style-name="T11">Ceux ci semblent</text:span> être sanguinaire et cruel. <text:span text:style-name="T11">Tandis qu’en réalité on à affaire à la </text:span>complexité d’une société guerrière éblouissant et intimidant<text:span text:style-name="T11">e avec ses </text:span>statuts rappel<text:span text:style-name="T11">ant</text:span> des actions passées <text:span text:style-name="T11">et l’</text:span>effroi <text:span text:style-name="T11">provoqué par</text:span> le Hakka. </text:p>
      <text:p text:style-name="P20">Comme on peut le voir sur la vidéo il survient des tragédies : la découverte par ces peuples des addictions à l’alcool et au tabac ou le décalage culturel des indigènes séparées de leur environnement.</text:p>
      <text:p text:style-name="P20"/>
      <text:p text:style-name="P21">Ces <text:span text:style-name="T12">vidéos</text:span> sont désormais les seuls traces de ces traditions, <text:span text:style-name="T12">de ces</text:span> modes de vies qui ont disparu. Malheureusement elles ont é<text:span text:style-name="T12">té </text:span>tourné par des aventuriers et non des scientifiques. Ces derniers à la recherche de pittoresque exotique, <text:span text:style-name="T12">de récits de tribus perdus et de rites cannibales</text:span> se mettent en scène <text:span text:style-name="T12">eux même à travers</text:span> un regard <text:span text:style-name="T12">marqué par des préjugées et de la crainte. </text:span></text:p>
      <text:p text:style-name="P22">Néanmoins la situation évolue : Nanouk premier film ethnologique suit la vie d’un pêcheur esquimau pendant 15 mois et ce à travers la vision que les esquimaux ont d’eux même. </text:p>
      <text:p text:style-name="P15"/>
      <text:p text:style-name="P36">Séquence 4</text:p>
      <text:p text:style-name="P23"/>
      <text:p text:style-name="P26">témoignage des missionnaire explorateurs et administrateur coloniaux</text:p>
      <text:p text:style-name="P26">20ème les scientifiques vont sur le terrain pour restituer l’histoire de ces société orales et comprendre leurs origines</text:p>
      <text:p text:style-name="P26">méthodologie définissant les règles de l’observation et la classification</text:p>
      <text:p text:style-name="P26">inventaire donnée gestuel langage structures visages et corps</text:p>
      <text:p text:style-name="P26">vision <text:span text:style-name="T14">encyclopédie</text:span> limité par la comparaison</text:p>
      <text:p text:style-name="P26">Franz boas muséum d’histoire naturel de NY, expédition de terrain 3000 cliché et 11 volumes région nord pacifique</text:p>
      <text:p text:style-name="P26">langage aussi complexe et croyance très inspirante artistiquement</text:p>
      <text:p text:style-name="P26"><text:soft-page-break/>profondément changer, reste les totems</text:p>
      <text:p text:style-name="P26">Edouard Cherif Curtiss indiens kwai </text:p>
      <text:p text:style-name="P27">analyse de leurs mythes</text:p>
      <text:p text:style-name="P27">un spécimen ethnographique n’acquiert une explication que dans le phénomène qui la crée</text:p>
      <text:p text:style-name="P27">Levis Strauss «  la voix des masques »</text:p>
      <text:p text:style-name="P27">civ assez d’esprit pan d’inconscient leur mot a dire</text:p>
      <text:p text:style-name="P27">Marcel Griaul</text:p>
      <text:p text:style-name="P27">volonté d’ouverture</text:p>
      <text:p text:style-name="P27">etude en profondeur</text:p>
      <text:p text:style-name="P27">linguiste musicologue archeologue → extreme coherence</text:p>
      <text:p text:style-name="P27">rôle des masque = culte des mort 80 différents Dogons</text:p>
      <text:p text:style-name="P24"/>
      <text:p text:style-name="P23">4- A partir de cet extrait décrivez : - l’évolution des méthodes utilisées pour étudier les autres hommes</text:p>
      <text:p text:style-name="P23">- expliquer quelles sont les nouvelles manières d’envisager les autres sociétés et les principaux constats issus des travaux ethnographiques menés à l’époque (notez les auteurs majeurs)</text:p>
      <text:p text:style-name="P23"/>
      <text:p text:style-name="P28">Les autres hommes sont d’abords étudié d’après les propos rapporté par les missionnaires, explorateurs et administrateur coloniaux. Puis au 20 ème siècle les scientifiques mène des expéditions <text:span text:style-name="T13">sur le terrain pour restituer l’histoire de ces société orales et comprendre leurs origines. Ils établissent une méthodologie définissant les règles de l’observation et la classification ce qui conduit à des inventaires sur les données de gestuel, langage, structures du visages et du corps. On abouti à une vision encyclopédie limité par la comparaison entre les peuples primitif et civilisé. </text:span></text:p>
      <text:p text:style-name="P28"/>
      <text:p text:style-name="P29">Franz Boas du muséum d’histoire naturel de New York innove en partant en expédition au sein des tribus du pacifique nord il détermine que pour comprendre ces civilisations il faut analyser leurs mythes . Il en ressort l’étude de langages aussi complexes que ceux des pays civilisés et des croyances inspirantes artistiquement. Pour Edward Sheriff Curtiss qui étudie les tribus amérindiennes des civilisations avec assez d’esprit pour découvrir de si grands pan de l’inconscient ont leur mot à dire sur l’homme. Marcel Griaul quand a lui est un symbole de la volonté d’ouverture <text:s/>qui se traduit par la fermeture en France du musée ethnographique au profit du musée de l’homme. Ses travaux mènent une étude en profondeur des Dogons et avec l’aide de linguistes, musicologues et archéologues mettent en avant une extreme cohérence de leurs cultures. Il met en avant le rôle des masque qui <text:span text:style-name="T15">référent</text:span> un culte des mort et répertorie 80 masques. <text:span text:style-name="T15">Levis Strauss écrit « la voix des masques ».</text:span></text:p>
      <text:p text:style-name="P29"/>
      <text:p text:style-name="P37">Séquence 5</text:p>
      <text:p text:style-name="P30"/>
      <text:p text:style-name="P30">les avancées ont peu d'échos, la théâtralité des rites effraie, sans les clé pour les comprendre ils s’apparentent à des mise en scène macabre qui autorise tout les fantasmes</text:p>
      <text:p text:style-name="P30">films et roman d’aventure prend mise en scène facile, <text:span text:style-name="T16">garde</text:span> les stéréotypes</text:p>
      <text:p text:style-name="P30">indigène = adorateurs d’idoles cannibales chasseur de tête</text:p>
      <text:p text:style-name="P30">« les mangeurs d’hommes »</text:p>
      <text:p text:style-name="P30">les scènes sont des reconstitutions, figurant payé</text:p>
      <text:p text:style-name="P31">intellectuels s’indigne </text:p>
      <text:p text:style-name="P31">libéré les films des clichés</text:p>
      <text:p text:style-name="P31">mer du sud vahiné Gauguin fantasme </text:p>
      <text:p text:style-name="P31">s’affranchit des cliché et pensée ces cultures reconnaître la force de leurs imaginaire</text:p>
      <text:p text:style-name="P31">statut des objet = témoin scientifique de mode de vie, mesure le degré d’évolution</text:p>
      <text:p text:style-name="P31">Pour les artistes ces œuvres sont des révélations, Pablo Picasso plus grande émotion artistique beauté des sculptures africaines produit le plus puissant et le plus beau de l’imagination humaine</text:p>
      <text:p text:style-name="P30"/>
      <text:p text:style-name="P30"><text:soft-page-break/>5- La manière dont le grand public continue de considérer les autres hommes</text:p>
      <text:p text:style-name="P30">- l'évolution du regard porté sur les objets issus de sociétés exotiques</text:p>
      <text:p text:style-name="P30"/>
      <text:p text:style-name="P31">Malgré ces avancés le public continu de regarder les Autres hommes a travers des stéréotypes. Ainsi la théâtralité des rites effraie sans les clés de lecture permettant de les comprendre; ils s’apparentent à des <text:span text:style-name="T15"><text:s/>mise</text:span>s<text:span text:style-name="T15"> en scène macabre</text:span>s<text:span text:style-name="T15"> qui autorise</text:span>nt<text:span text:style-name="T15"> tout les fantasmes. </text:span>Les indigènes restent des <text:span text:style-name="T15">adorateurs d’idoles cannibales chasseur de tête. </text:span>Le cinema par des reconstitutions faites par des figurants et des récits faciles d’aventure perpétue cette vision. Avec pour exemple le succès du film « chez les mangeurs d’hommes ».<text:span text:style-name="T17">A l’inverse apparaît le mythes des vahinés du sud popularisé par les tableaux du peintre Gauguin et qui amène a rêver du paradis des mers du sud.</text:span> A ceci s’oppose les intellectuels qui s’indignent de ces fausses représentations mais qui peinent à se faire entendre. </text:p>
      <text:p text:style-name="P31"/>
      <text:p text:style-name="P31">Les objets issus de ces civilisations sont d’abords considérés comme des témoins scientifique de modes de vie, mesurant le degré d’évolution et montrant la force d’un imaginaire.</text:p>
      <text:p text:style-name="P31">Pour les artistes ces œuvres sont des révélations, Pablo Picasso dira qu’il ressentira sa plus grande émotion artistique devant la beauté des sculptures africaines produit le plus puissant et le plus beau de l’imagination humaine.</text:p>
      <text:p text:style-name="P31"/>
      <text:p text:style-name="P46">Séquence 6</text:p>
      <text:p text:style-name="P32"/>
      <text:p text:style-name="P32">6- De quelles reconnaissances la culture de l’autre bénéficie-t-elle ? </text:p>
      <text:p text:style-name="P32">- De quelles manières sont envisagées la diversité culturelle et les perméabilité culturelles ?</text:p>
      <text:p text:style-name="P32">- Quelles sont les conséquences pour l’anthropologie ?</text:p>
      <text:p text:style-name="P32"/>
      <text:p text:style-name="P45"><text:span text:style-name="T18">Avec </text:span>« triste tropique » Levis Strauss <text:span text:style-name="T18">dresse le bilan d’une </text:span>réalité accablante <text:span text:style-name="T18">sur la situations des Autres. Néanmoins apparaît un </text:span>besoin vitale de se sentir relié à un monde pluriel riche de cultures et mode de pensée différents. <text:span text:style-name="T18">Les autres cultures sont différentes de la façon la plus variée, la civilisation mondiale est une coalition de culture ayant leurs originalités.</text:span></text:p>
      <text:p text:style-name="P43">Depuis leurs productions artistiques ont rejoint les plus grands musées marquant l’alliance des civilisations et des arts dit premiers aux nôtres. Ils montrent le génie des peuples à interpréter le monde qui les ento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8:09:32.306198000</meta:creation-date>
    <dc:date>2017-02-02T09:29:32.529232000</dc:date>
    <meta:editing-duration>PT2H56M48S</meta:editing-duration>
    <meta:editing-cycles>19</meta:editing-cycles>
    <meta:generator>LibreOffice/5.1.5.2$MacOSX_X86_64 LibreOffice_project/7a864d8825610a8c07cfc3bc01dd4fce6a9447e5</meta:generator>
    <meta:document-statistic meta:table-count="0" meta:image-count="0" meta:object-count="0" meta:page-count="5" meta:paragraph-count="127" meta:word-count="2198" meta:character-count="14067" meta:non-whitespace-character-count="11962"/>
  </office:meta>
</office:document-meta>
</file>